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isumsatz2temperatur" table:style-name="ta1">
        <table:shapes>
          <draw:frame draw:z-index="0" draw:style-name="gr1" draw:text-style-name="P1" svg:width="159.86mm" svg:height="90.05mm" svg:x="81.72mm" svg:y="7.69mm">
            <loext:p draw:notify-on-update-of-ranges="eisumsatz2temperatur.A2:eisumsatz2temperatur.A13 eisumsatz2temperatur.A2:eisumsatz2temperatur.A13 eisumsatz2temperatur.B2:eisumsatz2temperatur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Umsatz in Euro</text:p>
          </table:table-cell>
          <table:table-cell office:value-type="string" calcext:value-type="string">
            <text:p>Temperatur</text:p>
          </table:table-cell>
        </table:table-row>
        <table:table-row table:style-name="ro1">
          <table:table-cell office:value-type="currency" office:currency="EUR" office:value="215" calcext:value-type="currency">
            <text:p>€ 21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currency" office:currency="EUR" office:value="235" calcext:value-type="currency">
            <text:p>€ 235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currency" office:currency="EUR" office:value="185" calcext:value-type="currency">
            <text:p>€ 185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currency" office:currency="EUR" office:value="332" calcext:value-type="currency">
            <text:p>€ 33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currency" office:currency="EUR" office:value="406" calcext:value-type="currency">
            <text:p>€ 406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currency" office:currency="EUR" office:value="522" calcext:value-type="currency">
            <text:p>€ 522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 office:value-type="currency" office:currency="EUR" office:value="412" calcext:value-type="currency">
            <text:p>€ 412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currency" office:currency="EUR" office:value="614" calcext:value-type="currency">
            <text:p>€ 614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currency" office:currency="EUR" office:value="544" calcext:value-type="currency">
            <text:p>€ 544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currency" office:currency="EUR" office:value="421" calcext:value-type="currency">
            <text:p>€ 421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currency" office:currency="EUR" office:value="445" calcext:value-type="currency">
            <text:p>€ 445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currency" office:currency="EUR" office:value="408" calcext:value-type="currency">
            <text:p>€ 408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table:formula="of:=CORREL([.A2:.A13];[.B2:.B13])" office:value-type="float" office:value="0.938613905811862" calcext:value-type="float">
            <text:p>0,9386139058</text:p>
          </table:table-cell>
        </table:table-row>
      </table:table>
      <table:table table:name="gehalt2berufserfahrung" table:style-name="ta1">
        <table:shapes>
          <draw:frame draw:z-index="0" draw:style-name="gr1" draw:text-style-name="P1" svg:width="159.86mm" svg:height="90.04mm" svg:x="84.75mm" svg:y="4.25mm">
            <loext:p draw:notify-on-update-of-ranges="gehalt2berufserfahrung.A2:gehalt2berufserfahrung.A8 gehalt2berufserfahrung.B1:gehalt2berufserfahrung.B1 gehalt2berufserfahrung.B2:gehalt2berufserfahrung.B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Berufserfahrung</text:p>
          </table:table-cell>
          <table:table-cell table:style-name="Default" office:value-type="string" calcext:value-type="string">
            <text:p>Gehal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21" calcext:value-type="float">
            <text:p>19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05" calcext:value-type="float">
            <text:p>21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67" calcext:value-type="float">
            <text:p>226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39" calcext:value-type="float">
            <text:p>233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01" calcext:value-type="float">
            <text:p>240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56" calcext:value-type="float">
            <text:p>245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 table:number-rows-repeated="2">
          <table:table-cell table:style-name="ce1"/>
          <table:table-cell table:style-name="Default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table:formula="of:=CORREL([.A2:.A8];[.B2:.B8])" office:value-type="float" office:value="0.962046543136742" calcext:value-type="float">
            <text:p>0,9620465431</text:p>
          </table:table-cell>
        </table:table-row>
        <table:table-row table:style-name="ro1">
          <table:table-cell table:style-name="ce1"/>
          <table:table-cell table:style-name="Default"/>
        </table:table-row>
        <table:table-row table:style-name="ro1">
          <table:table-cell table:style-name="ce1"/>
          <table:table-cell table:style-name="Default"/>
        </table:table-row>
      </table:table>
      <table:table table:name="r+1" table:style-name="ta1">
        <table:shapes>
          <draw:frame draw:z-index="0" draw:style-name="gr1" draw:text-style-name="P1" svg:width="159.97mm" svg:height="90.04mm" svg:x="65.81mm" svg:y="2.39mm">
            <loext:p draw:notify-on-update-of-ranges="'r+1'.A2:'r+1'.A11 'r+1'.B1:'r+1'.B1 'r+1'.B2:'r+1'.B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table:formula="of:=CORREL([.A2:.A11];[.B2:.B11])" office:value-type="float" office:value="1" calcext:value-type="float">
            <text:p>1</text:p>
          </table:table-cell>
        </table:table-row>
      </table:table>
      <table:table table:name="r-1" table:style-name="ta1">
        <table:shapes>
          <draw:frame draw:z-index="0" draw:style-name="gr1" draw:text-style-name="P1" svg:width="159.97mm" svg:height="90.05mm" svg:x="71.86mm" svg:y="6.37mm">
            <loext:p draw:notify-on-update-of-ranges="'r-1'.A2:'r-1'.A11 'r-1'.B1:'r-1'.B1 'r-1'.B2:'r-1'.B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table:formula="of:=CORREL([.A2:.A11];[.B2:.B11])" office:value-type="float" office:value="-1" calcext:value-type="float">
            <text:p>-1</text:p>
          </table:table-cell>
        </table:table-row>
      </table:table>
      <table:table table:name="r+0.9" table:style-name="ta1">
        <table:shapes>
          <draw:frame draw:z-index="0" draw:style-name="gr1" draw:text-style-name="P1" svg:width="159.97mm" svg:height="90.05mm" svg:x="69.94mm" svg:y="11.95mm">
            <loext:p draw:notify-on-update-of-ranges="'r+0.9'.A2:'r+0.9'.A11 'r+0.9'.B1:'r+0.9'.B1 'r+0.9'.B2:'r+0.9'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table:formula="of:=CORREL([.A2:.A11];[.B2:.B11])" office:value-type="float" office:value="0.95132369398124" calcext:value-type="float">
            <text:p>0,951323694</text:p>
          </table:table-cell>
        </table:table-row>
      </table:table>
      <table:table table:name="r-0.9" table:style-name="ta1">
        <table:shapes>
          <draw:frame draw:z-index="0" draw:style-name="gr1" draw:text-style-name="P1" svg:width="159.97mm" svg:height="90.05mm" svg:x="69.94mm" svg:y="11.95mm">
            <loext:p draw:notify-on-update-of-ranges="'r-0.9'.A2:'r-0.9'.A11 'r-0.9'.B1:'r-0.9'.B1 'r-0.9'.B2:'r-0.9'.B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table:formula="of:=CORREL([.A2:.A11];[.B2:.B11])" office:value-type="float" office:value="-0.95132369398124" calcext:value-type="float">
            <text:p>-0,951323694</text:p>
          </table:table-cell>
        </table:table-row>
      </table:table>
      <table:table table:name="r+0.55" table:style-name="ta1">
        <table:shapes>
          <draw:frame draw:z-index="0" draw:style-name="gr1" draw:text-style-name="P1" svg:width="159.97mm" svg:height="90.05mm" svg:x="63.88mm" svg:y="3.98mm">
            <loext:p draw:notify-on-update-of-ranges="'r+0.55'.A2:'r+0.55'.A11 'r+0.55'.B1:'r+0.55'.B1 'r+0.55'.B2:'r+0.55'.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6" calcext:value-type="float">
            <text:p>6,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8" calcext:value-type="float">
            <text:p>5,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35" calcext:value-type="float">
            <text:p>9,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66" calcext:value-type="float">
            <text:p>5,6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table:formula="of:=CORREL([.A2:.A11];[.B2:.B11])" office:value-type="float" office:value="0.558015121574385" calcext:value-type="float">
            <text:p>0,5580151216</text:p>
          </table:table-cell>
        </table:table-row>
      </table:table>
      <table:table table:name="r-0.55" table:style-name="ta1">
        <table:shapes>
          <draw:frame draw:z-index="0" draw:style-name="gr1" draw:text-style-name="P1" svg:width="159.97mm" svg:height="90.05mm" svg:x="63.88mm" svg:y="3.98mm">
            <loext:p draw:notify-on-update-of-ranges="'r-0.55'.A2:'r-0.55'.A11 'r-0.55'.B1:'r-0.55'.B1 'r-0.55'.B2:'r-0.55'.B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6" calcext:value-type="float">
            <text:p>5,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5" calcext:value-type="float">
            <text:p>9,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8" calcext:value-type="float">
            <text:p>5,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16" calcext:value-type="float">
            <text:p>6,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table:formula="of:=CORREL([.A2:.A11];[.B2:.B11])" office:value-type="float" office:value="-0.558015121574385" calcext:value-type="float">
            <text:p>-0,5580151216</text:p>
          </table:table-cell>
        </table:table-row>
      </table:table>
      <table:table table:name="r+0.2" table:style-name="ta1">
        <table:shapes>
          <draw:frame draw:z-index="0" draw:style-name="gr1" draw:text-style-name="P1" svg:width="159.97mm" svg:height="90.04mm" svg:x="76.27mm" svg:y="4.25mm">
            <loext:p draw:notify-on-update-of-ranges="'r+0.2'.A2:'r+0.2'.A11 'r+0.2'.B1:'r+0.2'.B1 'r+0.2'.B2:'r+0.2'.B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1" calcext:value-type="float">
            <text:p>9,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table:formula="of:=CORREL([.A2:.A11];[.B2:.B11])" office:value-type="float" office:value="0.201241443257664" calcext:value-type="float">
            <text:p>0,2012414433</text:p>
          </table:table-cell>
        </table:table-row>
      </table:table>
      <table:table table:name="r-0.2" table:style-name="ta1">
        <table:shapes>
          <draw:frame draw:z-index="0" draw:style-name="gr1" draw:text-style-name="P1" svg:width="159.97mm" svg:height="90.04mm" svg:x="76.27mm" svg:y="4.25mm">
            <loext:p draw:notify-on-update-of-ranges="'r-0.2'.A2:'r-0.2'.A11 'r-0.2'.B1:'r-0.2'.B1 'r-0.2'.B2:'r-0.2'.B1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1" calcext:value-type="float">
            <text:p>9,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table:formula="of:=CORREL([.A2:.A11];[.B2:.B11])" office:value-type="float" office:value="-0.201241443257664" calcext:value-type="float">
            <text:p>-0,2012414433</text:p>
          </table:table-cell>
        </table:table-row>
      </table:table>
      <table:table table:name="r0" table:style-name="ta1">
        <table:shapes>
          <draw:frame draw:z-index="0" draw:style-name="gr1" draw:text-style-name="P1" svg:width="159.97mm" svg:height="90.04mm" svg:x="76.27mm" svg:y="4.25mm">
            <loext:p draw:notify-on-update-of-ranges="r0.A2:r0.A11 r0.B1:r0.B1 r0.B2:r0.B1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99" calcext:value-type="float">
            <text:p>7,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" calcext:value-type="float">
            <text:p>6,0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table:formula="of:=CORREL([.A2:.A11];[.B2:.B11])" office:value-type="float" office:value="0.000351767486476447" calcext:value-type="float">
            <text:p>0,0003517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.00.0000</text:date>, <text:time style:data-style-name="N2" text:time-value="11:15:09.874431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8-05-12T12:34:58.581351855</meta:creation-date>
    <dc:date>2018-05-17T11:17:17.003451552</dc:date>
    <dc:creator>Stefan Kasberger</dc:creator>
    <meta:editing-duration>PT1H17M14S</meta:editing-duration>
    <meta:editing-cycles>44</meta:editing-cycles>
    <meta:generator>LibreOffice/5.1.6.2$Linux_X86_64 LibreOffice_project/10m0$Build-2</meta:generator>
    <meta:document-statistic meta:table-count="11" meta:cell-count="26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91cm" chart:symbol-height="0.29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column-mapping="0" chart:style-name="ch1">
        <chart:legend chart:legend-position="end" svg:x="11.891cm" svg:y="3.955cm" style:legend-expansion="high" chart:style-name="ch2"/>
        <chart:plot-area chart:style-name="ch3" table:cell-range-address="eisumsatz2temperatur.A2:eisumsatz2temperatur.B13" chart:data-source-has-labels="column" svg:x="0.319cm" svg:y="0.18cm" svg:width="11.253cm" svg:height="8.646cm">
          <chartooo:coordinate-region svg:x="0.94cm" svg:y="0.379cm" svg:width="10.207cm" svg:height="7.8cm"/>
          <chart:axis chart:dimension="x" chart:name="primary-x" chart:style-name="ch4" chartooo:axis-type="auto">
            <chart:categories table:cell-range-address="eisumsatz2temperatur.A2:eisumsatz2temperatur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isumsatz2temperatur.B2:eisumsatz2temperatur.B13" chart:class="chart:scatter">
            <chart:domain table:cell-range-address="eisumsatz2temperatur.A2:eisumsatz2temperatur.A13"/>
            <chart:regression-curve chart:style-name="ch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15">
                <text:p>215</text:p>
                <draw:g>
                  <svg:desc>eisumsatz2temperatur.A2:eisumsatz2temperatur.A13</svg:desc>
                </draw:g>
              </table:table-cell>
              <table:table-cell office:value-type="float" office:value="215">
                <text:p>215</text:p>
                <draw:g>
                  <svg:desc>eisumsatz2temperatur.A2:eisumsatz2temperatur.A13</svg:desc>
                </draw:g>
              </table:table-cell>
              <table:table-cell office:value-type="float" office:value="14.2">
                <text:p>14.2</text:p>
                <draw:g>
                  <svg:desc>eisumsatz2temperatur.B2:eisumsatz2temperatur.B13</svg:desc>
                </draw:g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7.2">
                <text:p>1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legend chart:legend-position="end" svg:x="12.394cm" svg:y="3.954cm" style:legend-expansion="high" chart:style-name="ch2"/>
        <chart:plot-area chart:style-name="ch3" table:cell-range-address="gehalt2berufserfahrung.A1:gehalt2berufserfahrung.B8" chart:data-source-has-labels="row" svg:x="0.319cm" svg:y="0.18cm" svg:width="11.756cm" svg:height="8.645cm">
          <chartooo:coordinate-region svg:x="1.311cm" svg:y="0.38cm" svg:width="10.57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ehalt2berufserfahrung.B2:gehalt2berufserfahrung.B8" chart:label-cell-address="gehalt2berufserfahrung.B1:gehalt2berufserfahrung.B1" chart:class="chart:scatter">
            <chart:domain table:cell-range-address="gehalt2berufserfahrung.A2:gehalt2berufserfahrung.A8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halt</text:p>
                <draw:g>
                  <svg:desc>gehalt2berufserfahrung.B1:gehalt2berufserfahrun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ehalt2berufserfahrung.A2:gehalt2berufserfahrung.A8</svg:desc>
                </draw:g>
              </table:table-cell>
              <table:table-cell office:value-type="float" office:value="1921">
                <text:p>1921</text:p>
                <draw:g>
                  <svg:desc>gehalt2berufserfahrung.B2:gehalt2berufserfahrung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510">
                <text:p>25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25cm" svg:y="3.954cm" style:legend-expansion="high" chart:style-name="ch2"/>
        <chart:plot-area chart:style-name="ch3" table:cell-range-address="r0.A2:r0.B11 r0.B1:r0.B1" chart:data-source-has-labels="row" svg:x="0.319cm" svg:y="0.18cm" svg:width="12.587cm" svg:height="8.645cm">
          <chartooo:coordinate-region svg:x="0.755cm" svg:y="0.379cm" svg:width="11.96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0.B2:r0.B11" chart:label-cell-address="r0.B1:r0.B1" chart:class="chart:scatter">
            <chart:domain table:cell-range-address="r0.A2:r0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r0.B1:r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0.A2:r0.A11</svg:desc>
                </draw:g>
              </table:table-cell>
              <table:table-cell office:value-type="float" office:value="2.23">
                <text:p>2.23</text:p>
                <draw:g>
                  <svg:desc>r0.B2:r0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1">
                <text:p>6.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'r+0.9'.A2:'r+0.9'.B11 'r+0.9'.B1:'r+0.9'.B1" chart:data-source-has-labels="row" svg:x="0.319cm" svg:y="0.18cm" svg:width="12.587cm" svg:height="8.646cm">
          <chartooo:coordinate-region svg:x="0.755cm" svg:y="0.379cm" svg:width="11.96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+0.9'.B2:'r+0.9'.B11" chart:label-cell-address="'r+0.9'.B1:'r+0.9'.B1" chart:class="chart:scatter">
            <chart:domain table:cell-range-address="'r+0.9'.A2:'r+0.9'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r+0.9'.B1:'r+0.9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+0.9'.A2:'r+0.9'.A11</svg:desc>
                </draw:g>
              </table:table-cell>
              <table:table-cell office:value-type="float" office:value="1.1">
                <text:p>1.1</text:p>
                <draw:g>
                  <svg:desc>'r+0.9'.B2:'r+0.9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46">
                <text:p>8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'r+0.55'.A2:'r+0.55'.B11 'r+0.55'.B1:'r+0.55'.B1" chart:data-source-has-labels="row" svg:x="0.319cm" svg:y="0.18cm" svg:width="12.587cm" svg:height="8.646cm">
          <chartooo:coordinate-region svg:x="0.755cm" svg:y="0.379cm" svg:width="11.77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+0.55'.B2:'r+0.55'.B11" chart:label-cell-address="'r+0.55'.B1:'r+0.55'.B1" chart:class="chart:scatter">
            <chart:domain table:cell-range-address="'r+0.55'.A2:'r+0.55'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r+0.55'.B1:'r+0.5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+0.55'.A2:'r+0.55'.A11</svg:desc>
                </draw:g>
              </table:table-cell>
              <table:table-cell office:value-type="float" office:value="3.17">
                <text:p>3.17</text:p>
                <draw:g>
                  <svg:desc>'r+0.55'.B2:'r+0.55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66">
                <text:p>5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25cm" svg:y="3.954cm" style:legend-expansion="high" chart:style-name="ch2"/>
        <chart:plot-area chart:style-name="ch3" table:cell-range-address="'r+0.2'.A2:'r+0.2'.B11 'r+0.2'.B1:'r+0.2'.B1" chart:data-source-has-labels="row" svg:x="0.319cm" svg:y="0.18cm" svg:width="12.587cm" svg:height="8.645cm">
          <chartooo:coordinate-region svg:x="0.755cm" svg:y="0.379cm" svg:width="11.7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+0.2'.B2:'r+0.2'.B11" chart:label-cell-address="'r+0.2'.B1:'r+0.2'.B1" chart:class="chart:scatter">
            <chart:domain table:cell-range-address="'r+0.2'.A2:'r+0.2'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r+0.2'.B1:'r+0.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+0.2'.A2:'r+0.2'.A11</svg:desc>
                </draw:g>
              </table:table-cell>
              <table:table-cell office:value-type="float" office:value="4.67">
                <text:p>4.67</text:p>
                <draw:g>
                  <svg:desc>'r+0.2'.B2:'r+0.2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25cm" svg:y="3.954cm" style:legend-expansion="high" chart:style-name="ch2"/>
        <chart:plot-area chart:style-name="ch3" table:cell-range-address="'r+1'.A2:'r+1'.B11 'r+1'.B1:'r+1'.B1" chart:data-source-has-labels="row" svg:x="0.319cm" svg:y="0.18cm" svg:width="12.587cm" svg:height="8.645cm">
          <chartooo:coordinate-region svg:x="0.755cm" svg:y="0.379cm" svg:width="11.7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+1'.B2:'r+1'.B11" chart:label-cell-address="'r+1'.B1:'r+1'.B1" chart:class="chart:scatter">
            <chart:domain table:cell-range-address="'r+1'.A2:'r+1'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r+1'.B1:'r+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+1'.A2:'r+1'.A11</svg:desc>
                </draw:g>
              </table:table-cell>
              <table:table-cell office:value-type="float" office:value="1">
                <text:p>1</text:p>
                <draw:g>
                  <svg:desc>'r+1'.B2:'r+1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'r-1'.A2:'r-1'.B11 'r-1'.B1:'r-1'.B1" chart:data-source-has-labels="row" svg:x="0.319cm" svg:y="0.18cm" svg:width="12.587cm" svg:height="8.646cm">
          <chartooo:coordinate-region svg:x="0.755cm" svg:y="0.38cm" svg:width="11.7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-1'.B2:'r-1'.B11" chart:label-cell-address="'r-1'.B1:'r-1'.B1" chart:class="chart:scatter">
            <chart:domain table:cell-range-address="'r-1'.A2:'r-1'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r-1'.B1:'r-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-1'.A2:'r-1'.A11</svg:desc>
                </draw:g>
              </table:table-cell>
              <table:table-cell office:value-type="float" office:value="10">
                <text:p>10</text:p>
                <draw:g>
                  <svg:desc>'r-1'.B2:'r-1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'r-0.9'.A2:'r-0.9'.B11 'r-0.9'.B1:'r-0.9'.B1" chart:data-source-has-labels="row" svg:x="0.319cm" svg:y="0.18cm" svg:width="12.587cm" svg:height="8.646cm">
          <chartooo:coordinate-region svg:x="0.755cm" svg:y="0.379cm" svg:width="11.96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-0.9'.B2:'r-0.9'.B11" chart:label-cell-address="'r-0.9'.B1:'r-0.9'.B1" chart:class="chart:scatter">
            <chart:domain table:cell-range-address="'r-0.9'.A2:'r-0.9'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r-0.9'.B1:'r-0.9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-0.9'.A2:'r-0.9'.A11</svg:desc>
                </draw:g>
              </table:table-cell>
              <table:table-cell office:value-type="float" office:value="8.46">
                <text:p>8.46</text:p>
                <draw:g>
                  <svg:desc>'r-0.9'.B2:'r-0.9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'r-0.55'.A2:'r-0.55'.B11 'r-0.55'.B1:'r-0.55'.B1" chart:data-source-has-labels="row" svg:x="0.319cm" svg:y="0.18cm" svg:width="12.587cm" svg:height="8.646cm">
          <chartooo:coordinate-region svg:x="0.755cm" svg:y="0.379cm" svg:width="11.77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-0.55'.B2:'r-0.55'.B11" chart:label-cell-address="'r-0.55'.B1:'r-0.55'.B1" chart:class="chart:scatter">
            <chart:domain table:cell-range-address="'r-0.55'.A2:'r-0.55'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r-0.55'.B1:'r-0.5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-0.55'.A2:'r-0.55'.A11</svg:desc>
                </draw:g>
              </table:table-cell>
              <table:table-cell office:value-type="float" office:value="5.66">
                <text:p>5.66</text:p>
                <draw:g>
                  <svg:desc>'r-0.55'.B2:'r-0.55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17">
                <text:p>3.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dc23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25cm" svg:y="3.954cm" style:legend-expansion="high" chart:style-name="ch2"/>
        <chart:plot-area chart:style-name="ch3" table:cell-range-address="'r-0.2'.A2:'r-0.2'.B11 'r-0.2'.B1:'r-0.2'.B1" chart:data-source-has-labels="row" svg:x="0.319cm" svg:y="0.18cm" svg:width="12.587cm" svg:height="8.645cm">
          <chartooo:coordinate-region svg:x="0.755cm" svg:y="0.379cm" svg:width="11.7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-0.2'.B2:'r-0.2'.B11" chart:label-cell-address="'r-0.2'.B1:'r-0.2'.B1" chart:class="chart:scatter">
            <chart:domain table:cell-range-address="'r-0.2'.A2:'r-0.2'.A11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r-0.2'.B1:'r-0.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-0.2'.A2:'r-0.2'.A11</svg:desc>
                </draw:g>
              </table:table-cell>
              <table:table-cell office:value-type="float" office:value="6.25">
                <text:p>6.25</text:p>
                <draw:g>
                  <svg:desc>'r-0.2'.B2:'r-0.2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67">
                <text:p>4.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